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BasedEvaluationContextTests.varArg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eMethods.hello( Boolean flag , String ... var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BasedEvaluationContextTests.simpl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Methods.hello( String foo ,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BasedEvaluationContextTests.varArg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BasedEvaluationContextTests.createEvaluationContext( Method metho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BasedEvaluationContextTests.varArg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BasedEvaluationContextTests.nul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BasedEvaluationContextTests.varArg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